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45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3.75cm" fo:min-width="18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3.45cm" fo:min-width="8.4cm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3.75cm" fo:min-width="8.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3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4cm" svg:x="1cm" svg:y="1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9cm" svg:height="13.7cm" svg:x="11.1cm" svg:y="1cm">
          <text:p text:style-name="P2">DESCRIPTION RAPIDE </text:p>
          <text:p text:style-name="P2">DU SIT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cm" svg:y1="1cm" svg:x2="11.1cm" svg:y2="14.7cm">
          <text:p/>
        </draw:line>
        <draw:line draw:style-name="gr4" draw:text-style-name="P3" draw:layer="layout" svg:x1="1cm" svg:y1="14.7cm" svg:x2="11.1cm" svg:y2="1cm">
          <text:p/>
        </draw:line>
        <draw:custom-shape draw:style-name="gr5" draw:text-style-name="P1" draw:layer="layout" svg:width="8.9cm" svg:height="14cm" svg:x="11.1cm" svg:y="14.7cm">
          <text:p text:style-name="P2">DESCRIPTION RAPIDE DE </text:p>
          <text:p text:style-name="P2">L EQUIP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cm" svg:y1="14.7cm" svg:x2="11.1cm" svg:y2="28.7cm">
          <text:p/>
        </draw:line>
        <draw:line draw:style-name="gr4" draw:text-style-name="P3" draw:layer="layout" svg:x1="1cm" svg:y1="28.7cm" svg:x2="11.1cm" svg:y2="1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3:01:57.760246569</meta:creation-date>
    <dc:date>2018-12-27T09:06:05.146214612</dc:date>
    <meta:editing-duration>PT20H4M6S</meta:editing-duration>
    <meta:editing-cycles>2</meta:editing-cycles>
    <meta:generator>LibreOffice/6.0.7.3$Linux_X86_64 LibreOffice_project/00m0$Build-3</meta:generator>
    <meta:document-statistic meta:object-count="8"/>
  </office:meta>
</office:document-meta>
</file>